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b5842" officeooo:paragraph-rsid="000b5842"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officeooo:rsid="000b5842" officeooo:paragraph-rsid="000b584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c115d" officeooo:paragraph-rsid="000c115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c92d3" officeooo:paragraph-rsid="000c92d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d60e6" officeooo:paragraph-rsid="000d60e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e2fa5" officeooo:paragraph-rsid="000e2fa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ff1cf" officeooo:paragraph-rsid="000ff1c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18a16" officeooo:paragraph-rsid="00118a1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38266" officeooo:paragraph-rsid="0013826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4c27e" officeooo:paragraph-rsid="0014c27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5ff2d" officeooo:paragraph-rsid="0015ff2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0b9b" officeooo:paragraph-rsid="00180b9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95dde" officeooo:paragraph-rsid="00195dd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9f617" officeooo:paragraph-rsid="0019f617" style:font-size-asian="10.5pt" style:font-weight-asian="normal" style:font-size-complex="12pt" style:font-weight-complex="normal"/>
    </style:style>
    <style:style style:name="T1" style:family="text">
      <style:text-properties officeooo:rsid="000c92d3"/>
    </style:style>
    <style:style style:name="T2" style:family="text">
      <style:text-properties officeooo:rsid="001bd4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n stack</text:p>
      <text:p text:style-name="P2">Q. What is angular ?</text:p>
      <text:p text:style-name="P2">A. angular is a client side javascript framework which allows you to build single-page-application.</text:p>
      <text:p text:style-name="P2"/>
      <text:p text:style-name="P2">Q. What angular does ?</text:p>
      <text:p text:style-name="P2">A. 1. It renders UI with dynamic data.</text:p>
      <text:p text:style-name="P2">2. Handle User Input.</text:p>
      <text:p text:style-name="P2">3. Communicate with Back-end.</text:p>
      <text:p text:style-name="P2">And, provide a mobile app like user experience. (i.e., we page never refreshes it just adds new templates into view as user interacts, on the basis of that )</text:p>
      <text:p text:style-name="P2"/>
      <text:p text:style-name="P3"/>
      <text:p text:style-name="P3">Node.js</text:p>
      <text:p text:style-name="P3">Its a service-side javascript library, It listen for requests and can give back response. It executes server side logic and interacts with database and files system.</text:p>
      <text:p text:style-name="P3"/>
      <text:p text:style-name="P3"/>
      <text:p text:style-name="P3">Express.js</text:p>
      <text:p text:style-name="P3">Its a server side javascript framework built over express.js, and it is used because it simplifies executing http requests-response, and back-end logic is pretty-much easy to write in it, as compared to pure node.js</text:p>
      <text:p text:style-name="P3">It is a middleware based framework, (i.e., it funnel requests through functions ), and most importantly it includes routing, i.e., we can render views by using express as well.</text:p>
      <text:p text:style-name="P2"/>
      <text:p text:style-name="P2"/>
      <text:p text:style-name="P3">MongoDB</text:p>
      <text:p text:style-name="P3">Its a NoSQL database which stores Database in Collections ( instead of records in tables, as in SQL ). <text:s/>It enforces no Data schema or Relations, <text:span text:style-name="T1">so you can have different documents with different pieces of information in the same collections. It’s easily to connect to Node/Express.</text:span></text:p>
      <text:p text:style-name="P4">So, mongoDB is a powerful database which can easily be integrated to node/express environment. Its popularity can be accounted for its flexibilty and it’s highly scalable( It is able to handle a large amount of throughput i.e., requests\ sec or write-action\sec, read-action\sec ).</text:p>
      <text:p text:style-name="P4"/>
      <text:p text:style-name="P4"/>
      <text:p text:style-name="P4">Next Lecture -&gt;</text:p>
      <text:p text:style-name="P4"/>
      <text:p text:style-name="P4"/>
      <text:p text:style-name="P4">Q. What is a SPA ?</text:p>
      <text:p text:style-name="P4">A. <text:tab/><text:tab/>index.html <text:s/>&lt;-------</text:p>
      <text:p text:style-name="P4"><text:tab/><text:tab/>|<text:tab/>| <text:s text:c="17"/>| <text:s text:c="3"/>re-renders</text:p>
      <text:p text:style-name="P4"><text:tab/><text:tab/>\/<text:tab/>\/ <text:s text:c="16"/>|</text:p>
      <text:p text:style-name="P4"><text:tab/>angular <text:s text:c="2"/>-&gt;<text:tab/>our angular application</text:p>
      <text:p text:style-name="P4"/>
      <text:p text:style-name="P4"/>
      <text:p text:style-name="P5">Next Lecture -&gt;</text:p>
      <text:p text:style-name="P5"/>
      <text:p text:style-name="P6">double clicking on index.html file doesn’t work with angular because, that will use file protocol and <text:s/>not the http protocol and therefore many features we need are not enabled</text:p>
      <text:p text:style-name="P6"/>
      <text:p text:style-name="P6"/>
      <text:p text:style-name="P7">Next Lecture -&gt;</text:p>
      <text:p text:style-name="P8"/>
      <text:p text:style-name="P7"/>
      <text:p text:style-name="P8">html elements in the dom and javascript are just javascript objects, with a couple of properties, so variables belong to the object, which you can read and write.</text:p>
      <text:p text:style-name="P8"/>
      <text:p text:style-name="P8"/>
      <text:p text:style-name="P9"><text:soft-page-break/>Next Lecture -&gt;</text:p>
      <text:p text:style-name="P9"/>
      <text:p text:style-name="P9">An interface is like a class, it defines as how an object should like, but it can’t be instantiated. It’s more like a contract, we can use it to make our own type. </text:p>
      <text:p text:style-name="P9"/>
      <text:p text:style-name="P9"/>
      <text:p text:style-name="P10">Lecture 25 -&gt;</text:p>
      <text:p text:style-name="P10">Service is a class in angular application which you let inject into angular component, which is able to centralize some tasks and provide easy access to data form within different components without property or event bindings.</text:p>
      <text:p text:style-name="P10"/>
      <text:p text:style-name="P11">Arrays and objects in javascript and typescript are passed through reference.</text:p>
      <text:p text:style-name="P11"/>
      <text:p text:style-name="P11"/>
      <text:p text:style-name="P12">Lecture 27 =&gt;</text:p>
      <text:p text:style-name="P12">Observables is all about emitting data and listening to it in different places of our application.</text:p>
      <text:p text:style-name="P12"/>
      <text:p text:style-name="P12">Observer – It’s a thing subscribing to Observables. The thing which establishes subscription and ma nages it. There are three methods that are called on Observers side, they are, next(), error() and complete(). We used next() before, but we applied to Subject which is an Obsevable not an Observer, so it is Observer which does something on the next() call, which we have written in subscription() callback, so we Invoke next() through the Observable ( Subject ), and the Observer is what we pass into subscribe(), so its a collection of functions that can do something on this method calls, </text:p>
      <text:p text:style-name="P12"/>
      <text:p text:style-name="P13">Subject -&gt; Its a kind of Observable, a normal Observable is kind of Passive, e.g., wraps callbacks, event, etc., so you don’t actively trigger anything when a new data package is emitted, instead you setup a listener and if a new package is received, you subscribe to it and receive the package. This was about Observable, a Subject is more active than this, we subscribe() to a Subject too, like we do in Observables but in Subject we can call next(), So, it is better, because we can directly influence it when a data package is emitted.</text:p>
      <text:p text:style-name="P13"/>
      <text:p text:style-name="P13"/>
      <text:p text:style-name="P13">So, in general, you can think of Observables or Subject as a stream of data or values, </text:p>
      <text:p text:style-name="P13"/>
      <text:p text:style-name="P13"/>
      <text:p text:style-name="P14">Lecture 32 =&gt;</text:p>
      <text:p text:style-name="P14"/>
      <text:p text:style-name="P14">REST -&gt; Representational Stable Transfer</text:p>
      <text:p text:style-name="P14">We use it because a RESTful API is a stateless Backend, it doesn’t care who and where the client is. All it does is it exposes a couple of different URLs, so called, POS, to which we can send request and depending on which it <text:span text:style-name="T2">POP you sent the request, something different will happ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10:20:38.438790802</meta:creation-date>
    <meta:editing-duration>PT5H40M39S</meta:editing-duration>
    <meta:editing-cycles>3</meta:editing-cycles>
    <meta:generator>LibreOffice/6.0.3.2$Linux_X86_64 LibreOffice_project/00m0$Build-2</meta:generator>
    <dc:date>2018-08-10T20:52:54.655654266</dc:date>
    <meta:document-statistic meta:table-count="0" meta:image-count="0" meta:object-count="0" meta:page-count="2" meta:paragraph-count="39" meta:word-count="720" meta:character-count="4226" meta:non-whitespace-character-count="3493"/>
  </office:meta>
</office:document-meta>
</file>